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top="0.0694in" fo:margin-bottom="0.0694in" fo:line-height="100%"/>
    </style:style>
    <style:style style:name="T1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" style:parent-style-name="Normal" style:family="paragraph">
      <style:paragraph-properties fo:margin-top="0.0694in" fo:margin-bottom="0.0694in" fo:line-height="100%"/>
    </style:style>
    <style:style style:name="T4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" style:parent-style-name="Normal" style:family="paragraph">
      <style:paragraph-properties fo:margin-top="0.0694in" fo:margin-bottom="0.0694in" fo:line-height="100%"/>
    </style:style>
    <style:style style:name="T4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" style:parent-style-name="Normal" style:family="paragraph">
      <style:paragraph-properties fo:margin-top="0.0694in" fo:margin-bottom="0.0694in" fo:line-height="100%"/>
    </style:style>
    <style:style style:name="T5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5" style:parent-style-name="Normal" style:family="paragraph">
      <style:paragraph-properties fo:margin-top="0.0694in" fo:margin-bottom="0.0694in" fo:line-height="100%"/>
    </style:style>
    <style:style style:name="T6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8" style:parent-style-name="Normal" style:family="paragraph">
      <style:paragraph-properties fo:margin-top="0.0694in" fo:margin-bottom="0.0694in" fo:line-height="100%"/>
    </style:style>
    <style:style style:name="T6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1" style:parent-style-name="Normal" style:family="paragraph">
      <style:paragraph-properties fo:margin-top="0.0694in" fo:margin-bottom="0.0694in" fo:line-height="100%"/>
    </style:style>
    <style:style style:name="T7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7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6" style:parent-style-name="Normal" style:family="paragraph">
      <style:paragraph-properties fo:margin-top="0.0694in" fo:margin-bottom="0.0694in" fo:line-height="100%"/>
    </style:style>
    <style:style style:name="T7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78" style:parent-style-name="Normal" style:family="paragraph">
      <style:paragraph-properties fo:margin-top="0.0694in" fo:margin-bottom="0.0694in" fo:line-height="100%"/>
    </style:style>
    <style:style style:name="T7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6" style:parent-style-name="Normal" style:family="paragraph">
      <style:paragraph-properties fo:margin-top="0.0694in" fo:margin-bottom="0.0694in" fo:line-height="100%"/>
    </style:style>
    <style:style style:name="T8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88" style:parent-style-name="Normal" style:family="paragraph">
      <style:paragraph-properties fo:margin-top="0.0694in" fo:margin-bottom="0.0694in" fo:line-height="100%"/>
    </style:style>
    <style:style style:name="T8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1" style:parent-style-name="Normal" style:family="paragraph">
      <style:paragraph-properties fo:margin-top="0.0694in" fo:margin-bottom="0.0694in" fo:line-height="100%"/>
    </style:style>
    <style:style style:name="T9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4" style:parent-style-name="Normal" style:family="paragraph">
      <style:paragraph-properties fo:margin-top="0.0694in" fo:margin-bottom="0.0694in" fo:line-height="100%"/>
    </style:style>
    <style:style style:name="T9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3">Módulo de Ensamblado:</text:h>
      <text:h text:style-name="P2" text:outline-level="4">Clase Ensamblador:</text:h>
      <text:p text:style-name="P3">Esta clase es responsable de ensamblar los diferentes elementos de la tienda de libros, como clientes, libros, archivos, etc.</text:p>
      <text:list text:style-name="LFO14" text:continue-numbering="true">
        <text:list-item>
          <text:p text:style-name="P4"><text:span text:style-name="T5">Atributos:</text:span></text:p>
          <text:list text:continue-numbering="true">
            <text:list-item>
              <text:p text:style-name="P6"><text:span text:style-name="T7">clientes</text:span><text:span text:style-name="T8">: Una lista de objetos Cliente.</text:span></text:p>
            </text:list-item>
            <text:list-item>
              <text:p text:style-name="P9"><text:span text:style-name="T10">libros</text:span><text:span text:style-name="T11">: Una lista de objetos Libro.</text:span></text:p>
            </text:list-item>
            <text:list-item>
              <text:p text:style-name="P12"><text:span text:style-name="T13">archivos</text:span><text:span text:style-name="T14">: Una lista de objetos Archivo.</text:span></text:p>
            </text:list-item>
          </text:list>
        </text:list-item>
        <text:list-item>
          <text:p text:style-name="P15"><text:span text:style-name="T16">Métodos:</text:span></text:p>
          <text:list text:continue-numbering="true">
            <text:list-item>
              <text:p text:style-name="P17"><text:span text:style-name="T18">agregarCliente(Cliente cliente)</text:span><text:span text:style-name="T19">: Agrega un cliente a la lista de clientes.</text:span></text:p>
            </text:list-item>
            <text:list-item>
              <text:p text:style-name="P20"><text:span text:style-name="T21">eliminarCliente(Cliente cliente)</text:span><text:span text:style-name="T22">: Elimina un cliente de la lista.</text:span></text:p>
            </text:list-item>
            <text:list-item>
              <text:p text:style-name="P23"><text:span text:style-name="T24">agregarLibro(Libro libro)</text:span><text:span text:style-name="T25">: Agrega un libro a la lista de libros.</text:span></text:p>
            </text:list-item>
            <text:list-item>
              <text:p text:style-name="P26"><text:span text:style-name="T27">eliminarLibro(Libro libro)</text:span><text:span text:style-name="T28">: Elimina un libro de la lista.</text:span></text:p>
            </text:list-item>
            <text:list-item>
              <text:p text:style-name="P29"><text:span text:style-name="T30">agregarArchivo(Archivo archivo)</text:span><text:span text:style-name="T31">: Agrega un archivo a la lista de archivos.</text:span></text:p>
            </text:list-item>
            <text:list-item>
              <text:p text:style-name="P32"><text:span text:style-name="T33">eliminarArchivo(Archivo archivo)</text:span><text:span text:style-name="T34">: Elimina un archivo de la lista.</text:span></text:p>
            </text:list-item>
            <text:list-item>
              <text:p text:style-name="P35"><text:span text:style-name="T36">buscarClientePorNombre(String nombre)</text:span><text:span text:style-name="T37">: Busca un cliente por su nombre y devuelve el objeto Cliente correspondiente.</text:span></text:p>
            </text:list-item>
            <text:list-item>
              <text:p text:style-name="P38"><text:span text:style-name="T39">buscarLibroPorTitulo(String titulo)</text:span><text:span text:style-name="T40">: Busca un libro por su título y devuelve el objeto Libro correspondiente.</text:span></text:p>
            </text:list-item>
            <text:list-item>
              <text:p text:style-name="P41"><text:span text:style-name="T42">guardarDatosEnArchivo(Archivo archivo)</text:span><text:span text:style-name="T43">: Guarda los datos de la tienda de libros en un archivo especificado.</text:span></text:p>
            </text:list-item>
            <text:list-item>
              <text:p text:style-name="P44"><text:span text:style-name="T45">cargarDatosDesdeArchivo(Archivo archivo)</text:span><text:span text:style-name="T46">: Carga los datos de la tienda de libros desde un archivo especificado.</text:span></text:p>
            </text:list-item>
            <text:list-item>
              <text:p text:style-name="P47"><text:span text:style-name="T48">generarInforme()</text:span><text:span text:style-name="T49">: Genera un informe con estadísticas sobre la tienda de libros, como el número de clientes, libros disponibles, etc.</text:span></text:p>
            </text:list-item>
          </text:list>
        </text:list-item>
      </text:list>
      <text:h text:style-name="P50" text:outline-level="4">Subclase EnsambladorVentas:</text:h>
      <text:p text:style-name="P51">Esta subclase de Ensamblador se especializa en el ensamblaje de las ventas de libros.</text:p>
      <text:list text:style-name="LFO15" text:continue-numbering="true">
        <text:list-item>
          <text:p text:style-name="P52"><text:span text:style-name="T53">Atributos adicionales:</text:span></text:p>
          <text:list text:continue-numbering="true">
            <text:list-item>
              <text:p text:style-name="P54"><text:span text:style-name="T55">ventas</text:span><text:span text:style-name="T56">: Una lista de objetos Venta.</text:span></text:p>
            </text:list-item>
          </text:list>
        </text:list-item>
        <text:list-item>
          <text:p text:style-name="P57"><text:span text:style-name="T58">Métodos adicionales:</text:span></text:p>
          <text:list text:continue-numbering="true">
            <text:list-item>
              <text:p text:style-name="P59"><text:span text:style-name="T60">agregarVenta(Venta venta)</text:span><text:span text:style-name="T61">: Agrega una venta a la lista de ventas.</text:span></text:p>
            </text:list-item>
            <text:list-item>
              <text:p text:style-name="P62"><text:span text:style-name="T63">eliminarVenta(Venta venta)</text:span><text:span text:style-name="T64">: Elimina una venta de la lista.</text:span></text:p>
            </text:list-item>
            <text:list-item>
              <text:p text:style-name="P65"><text:span text:style-name="T66">buscarVentaPorCliente(Cliente cliente)</text:span><text:span text:style-name="T67">: Busca todas las ventas asociadas a un cliente específico.</text:span></text:p>
            </text:list-item>
            <text:list-item>
              <text:p text:style-name="P68"><text:span text:style-name="T69">buscarVentaPorLibro(Libro libro)</text:span><text:span text:style-name="T70">: Busca todas las ventas asociadas a un libro específico.</text:span></text:p>
            </text:list-item>
            <text:list-item>
              <text:p text:style-name="P71"><text:span text:style-name="T72">calcularTotalVentas()</text:span><text:span text:style-name="T73">: Calcula el total de ventas realizadas.</text:span></text:p>
            </text:list-item>
          </text:list>
        </text:list-item>
      </text:list>
      <text:h text:style-name="P74" text:outline-level="4">Subclase EnsambladorArchivos:</text:h>
      <text:p text:style-name="P75">Esta subclase de Ensamblador se encarga de manejar los archivos en la tienda de libros.</text:p>
      <text:soft-page-break/>
      <text:list text:style-name="LFO16" text:continue-numbering="true">
        <text:list-item>
          <text:p text:style-name="P76"><text:span text:style-name="T77">Métodos adicionales:</text:span></text:p>
          <text:list text:continue-numbering="true">
            <text:list-item>
              <text:p text:style-name="P78"><text:span text:style-name="T79">guardarDatosEnArchivos()</text:span><text:span text:style-name="T80">: Guarda todos los datos de la tienda de libros en archivos específicos.</text:span></text:p>
            </text:list-item>
            <text:list-item>
              <text:p text:style-name="P81"><text:span text:style-name="T82">cargarDatosDesdeArchivos()</text:span><text:span text:style-name="T83">: Carga todos los datos de la tienda de libros desde archivos específicos.</text:span></text:p>
            </text:list-item>
          </text:list>
        </text:list-item>
      </text:list>
      <text:h text:style-name="P84" text:outline-level="4">Subclase EnsambladorReportes:</text:h>
      <text:p text:style-name="P85">Esta subclase de Ensamblador se dedica a generar reportes y estadísticas sobre la tienda de libros.</text:p>
      <text:list text:style-name="LFO17" text:continue-numbering="true">
        <text:list-item>
          <text:p text:style-name="P86"><text:span text:style-name="T87">Métodos adicionales:</text:span></text:p>
          <text:list text:continue-numbering="true">
            <text:list-item>
              <text:p text:style-name="P88"><text:span text:style-name="T89">generarReporteClientes()</text:span><text:span text:style-name="T90">: Genera un reporte con información detallada sobre los clientes.</text:span></text:p>
            </text:list-item>
            <text:list-item>
              <text:p text:style-name="P91"><text:span text:style-name="T92">generarReporteLibros()</text:span><text:span text:style-name="T93">: Genera un reporte con información detallada sobre los libros disponibles.</text:span></text:p>
            </text:list-item>
            <text:list-item>
              <text:p text:style-name="P94"><text:span text:style-name="T95">generarReporteVentas()</text:span><text:span text:style-name="T96">: Genera un reporte con información detallada sobre las ventas realizadas.</text:span></text:p>
            </text:list-item>
          </text:list>
        </text:list-item>
      </text:list>
      <text:p text:style-name="P97">Con esta estructura, el módulo de ensamblado se encarga de integrar todos los componentes de la tienda de libros y proporciona métodos para gestionar clientes, libros, archivos, ventas y generar informes detallados sobre la actividad de la tienda. Esto asegura un funcionamiento eficiente y coherente de todo el sistema de gestión de la tienda de libros.</text:p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fo:hyphenate="false"/>
    </style: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Durán Poblador</meta:initial-creator>
    <dc:creator>jorge Durán Poblador</dc:creator>
    <meta:creation-date>2024-03-27T12:19:00Z</meta:creation-date>
    <dc:date>2024-03-27T12:19:00Z</dc:date>
    <meta:template xlink:href="Normal.dotm" xlink:type="simple"/>
    <meta:editing-cycles>2</meta:editing-cycles>
    <meta:editing-duration>PT300S</meta:editing-duration>
    <meta:document-statistic meta:page-count="2" meta:paragraph-count="5" meta:word-count="459" meta:character-count="2980" meta:row-count="21" meta:non-whitespace-character-count="2526"/>
  </office:meta>
</office:document-meta>
</file>